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7pt" svg:height="254.83pt" svg:x="291.51pt" svg:y="18.03pt">
            <draw:object draw:notify-on-update-of-ranges="Sheet1.B2:Sheet1.B8 Sheet1.C2:Sheet1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5000" calcext:value-type="float">
            <text:p>5000</text:p>
          </table:table-cell>
          <table:table-cell table:formula="of:=LOG10([.C2])" office:value-type="float" office:value="3.69897000433602" calcext:value-type="float">
            <text:p>3.698970004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formula="of:=LOG10([.C3])" office:value-type="float" office:value="3.20411998265592" calcext:value-type="float">
            <text:p>3.204119982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formula="of:=LOG10([.C4])" office:value-type="float" office:value="2.69897000433602" calcext:value-type="float">
            <text:p>2.69897000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formula="of:=LOG10([.C5])" office:value-type="float" office:value="2.20411998265592" calcext:value-type="float">
            <text:p>2.2041199827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formula="of:=LOG10([.C6])" office:value-type="float" office:value="1.69897000433602" calcext:value-type="float">
            <text:p>1.69897000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LOG10([.C7])" office:value-type="float" office:value="1.20411998265592" calcext:value-type="float">
            <text:p>1.2041199827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LOG10([.C8])" office:value-type="float" office:value="0.698970004336019" calcext:value-type="float">
            <text:p>0.69897000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7+[.A11]*3/7" office:value-type="float" office:value="3.7" calcext:value-type="float">
            <text:p>3.7</text:p>
          </table:table-cell>
          <table:table-cell table:formula="of:=10^[.B11]" office:value-type="float" office:value="5011.87233627272" calcext:value-type="float">
            <text:p>5011.87233627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7+[.A12]*3/7" office:value-type="float" office:value="3.27142857142857" calcext:value-type="float">
            <text:p>3.2714285714</text:p>
          </table:table-cell>
          <table:table-cell table:formula="of:=10^[.B12]" office:value-type="float" office:value="1868.22238477104" calcext:value-type="float">
            <text:p>1868.2223847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7+[.A13]*3/7" office:value-type="float" office:value="2.84285714285714" calcext:value-type="float">
            <text:p>2.8428571429</text:p>
          </table:table-cell>
          <table:table-cell table:formula="of:=10^[.B13]" office:value-type="float" office:value="696.397402962432" calcext:value-type="float">
            <text:p>696.39740296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7+[.A14]*3/7" office:value-type="float" office:value="2.41428571428571" calcext:value-type="float">
            <text:p>2.4142857143</text:p>
          </table:table-cell>
          <table:table-cell table:formula="of:=10^[.B14]" office:value-type="float" office:value="259.588658612639" calcext:value-type="float">
            <text:p>259.58865861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7+[.A15]*3/7" office:value-type="float" office:value="1.98571428571429" calcext:value-type="float">
            <text:p>1.9857142857</text:p>
          </table:table-cell>
          <table:table-cell table:formula="of:=10^[.B15]" office:value-type="float" office:value="96.7641053709454" calcext:value-type="float">
            <text:p>96.76410537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7+[.A16]*3/7" office:value-type="float" office:value="1.55714285714286" calcext:value-type="float">
            <text:p>1.5571428571</text:p>
          </table:table-cell>
          <table:table-cell table:formula="of:=10^[.B16]" office:value-type="float" office:value="36.0697271532629" calcext:value-type="float">
            <text:p>36.06972715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7+[.A17]*3/7" office:value-type="float" office:value="1.12857142857143" calcext:value-type="float">
            <text:p>1.1285714286</text:p>
          </table:table-cell>
          <table:table-cell table:formula="of:=10^[.B17]" office:value-type="float" office:value="13.4453288429976" calcext:value-type="float">
            <text:p>13.4453288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7+[.A18]*3/7" office:value-type="float" office:value="0.7" calcext:value-type="float">
            <text:p>0.7</text:p>
          </table:table-cell>
          <table:table-cell table:formula="of:=10^[.B18]" office:value-type="float" office:value="5.01187233627272" calcext:value-type="float">
            <text:p>5.01187233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2:44:42.282097000</meta:creation-date>
    <dc:date>2017-08-20T00:03:42.385461000</dc:date>
    <meta:editing-duration>PT17H35M17S</meta:editing-duration>
    <meta:editing-cycles>2</meta:editing-cycles>
    <meta:generator>LibreOffice/4.4.4.3$MacOSX_X86_64 LibreOffice_project/2c39ebcf046445232b798108aa8a7e7d89552ea8</meta:generator>
    <meta:document-statistic meta:table-count="1" meta:cell-count="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line" chart:style-name="ch1">
        <chart:legend chart:legend-position="end" svg:x="13.647cm" svg:y="3.964cm" style:legend-expansion="high" chart:style-name="ch2"/>
        <chart:plot-area chart:style-name="ch3" table:cell-range-address="Sheet1.B2:Sheet1.C8" svg:x="0.32cm" svg:y="0.179cm" svg:width="13.007cm" svg:height="8.633cm">
          <chartooo:coordinate-region svg:x="1.171cm" svg:y="0.37cm" svg:width="11.654cm" svg:height="7.8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class="chart:line">
            <chart:data-point chart:repeated="7"/>
          </chart:series>
          <chart:series chart:style-name="ch8" chart:values-cell-range-address="Sheet1.C2:Sheet1.C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B2:Sheet1.B8</svg:desc>
                </draw:g>
              </table:table-cell>
              <table:table-cell office:value-type="float" office:value="5000">
                <text:p>5000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